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D000001421A0AA88A.png" manifest:media-type="image/png"/>
  <manifest:file-entry manifest:full-path="Pictures/1000000100000241000000ECCA147ECC.png" manifest:media-type="image/png"/>
  <manifest:file-entry manifest:full-path="Pictures/10000001000001B9000000AE264B1C9E.png" manifest:media-type="image/png"/>
  <manifest:file-entry manifest:full-path="Pictures/100000010000022600000091B89B0E4F.png" manifest:media-type="image/png"/>
  <manifest:file-entry manifest:full-path="Pictures/10000001000001B2000000F35737051B.png" manifest:media-type="image/png"/>
  <manifest:file-entry manifest:full-path="Pictures/10000001000001B500000061F48F52F0.png" manifest:media-type="image/png"/>
  <manifest:file-entry manifest:full-path="Pictures/100000010000019F000000599653F95D.png" manifest:media-type="image/png"/>
  <manifest:file-entry manifest:full-path="Pictures/100000010000020300000181EB650C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b5ac" officeooo:paragraph-rsid="0019b5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 Copia 1" text:anchor-type="char" svg:x="0.178cm" svg:y="-0.187cm" svg:width="11.668cm" svg:height="4.604cm" draw:z-index="2"><draw:image xlink:href="Pictures/10000001000001B9000000AE264B1C9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char" svg:x="0.178cm" svg:y="0.034cm" svg:width="15.199cm" svg:height="6.216cm" draw:z-index="1"><draw:image xlink:href="Pictures/1000000100000241000000ECCA147ECC.png" xlink:type="simple" xlink:show="embed" xlink:actuate="onLoad" draw:mime-type="image/png"/></draw:frame><draw:frame draw:style-name="fr1" draw:name="Imagen1" text:anchor-type="char" svg:x="0.178cm" svg:y="6.248cm" svg:width="11.352cm" svg:height="8.52cm" draw:z-index="0"><draw:image xlink:href="Pictures/10000001000001AD000001421A0AA88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" text:anchor-type="char" svg:x="0.178cm" svg:y="0.242cm" svg:width="11.562cm" svg:height="2.566cm" draw:z-index="3"><draw:image xlink:href="Pictures/10000001000001B500000061F48F52F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n4" text:anchor-type="char" svg:x="0.178cm" svg:y="0.372cm" svg:width="10.98cm" svg:height="2.355cm" draw:z-index="4"><draw:image xlink:href="Pictures/100000010000019F000000599653F95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5" text:anchor-type="char" svg:x="0.007cm" svg:y="0cm" svg:width="11.485cm" svg:height="6.429cm" draw:z-index="5"><draw:image xlink:href="Pictures/10000001000001B2000000F35737051B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6" text:anchor-type="char" svg:x="0.007cm" svg:y="0.099cm" svg:width="14.554cm" svg:height="3.836cm" draw:z-index="6"><draw:image xlink:href="Pictures/100000010000022600000091B89B0E4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7" text:anchor-type="char" svg:x="0.007cm" svg:y="0.039cm" svg:width="13.628cm" svg:height="10.186cm" draw:z-index="7"><draw:image xlink:href="Pictures/100000010000020300000181EB650C9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19:38:04.984213700</meta:creation-date>
    <dc:date>2025-10-03T20:23:25.156913000</dc:date>
    <meta:editing-duration>PT45M17S</meta:editing-duration>
    <meta:editing-cycles>6</meta:editing-cycles>
    <meta:generator>LibreOffice/25.2.5.2$Windows_X86_64 LibreOffice_project/03d19516eb2e1dd5d4ccd751a0d6f35f35e08022</meta:generator>
    <meta:document-statistic meta:table-count="0" meta:image-count="8" meta:object-count="0" meta:page-count="2" meta:paragraph-count="0" meta:word-count="0" meta:character-count="0" meta:non-whitespace-character-count="0"/>
  </office:meta>
</office:document-meta>
</file>